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6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67.72mm"/>
    </style:style>
    <style:style style:name="co4" style:family="table-column">
      <style:table-column-properties fo:break-before="auto" style:column-width="5.57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67.1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5"/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5"/>
        <table:table-column table:style-name="co7" table:number-columns-repeated="1009" table:default-cell-style-name="ce2"/>
        <table:table-row table:style-name="ro1">
          <table:table-cell table:style-name="ce1" office:value-type="string" calcext:value-type="string">
            <text:p>N.º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N.º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OOTSTRAP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N.º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Log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olores consisten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sconectar automático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egistr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esponsive adap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Campos de login/registro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Validar mai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Selección de tem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Filtrar mensajes de búsqueda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Avata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Paginación dinámic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Temas animados (?)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limpiar po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Sumario mouse over post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cambiar contraseñ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Badges según mensaje privado o cita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guardar firm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Mostrar avatar en forma de thumbnail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Editar firm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Buscador de mensajes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Mensaje personalizad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Zona de login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Número mensaj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Perfil de usuario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Número mensajes privado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Lista de mensaje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Número de citas/mencione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Lista de tema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Mensajes nuevos (temas)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Responder mensaj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 office:value-type="string" calcext:value-type="string">
            <text:p>Citar usuarios anidados + i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/>
          <table:table-cell office:value-type="string" calcext:value-type="string">
            <text:p>Crear pos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Rango de usuario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Rango de usuario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Crear Pos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Emoticonos(?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/>
          <table:table-cell office:value-type="string" calcext:value-type="string">
            <text:p>Listar Tema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"/>
          <table:table-cell office:value-type="string" calcext:value-type="string">
            <text:p>Tooltip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/>
          <table:table-cell office:value-type="string" calcext:value-type="string">
            <text:p>Listar mensaje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/>
          <table:table-cell office:value-type="string" calcext:value-type="string">
            <text:p>Pin mensaj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Permisos de usuarios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/>
          <table:table-cell table:style-name="ce4" office:value-type="string" calcext:value-type="string">
            <text:p>Añadir comentarios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/>
          <table:table-cell office:value-type="string" calcext:value-type="string">
            <text:p>Editar comentarios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/>
          <table:table-cell office:value-type="string" calcext:value-type="string">
            <text:p>Eliminar comentarios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/>
          <table:table-cell office:value-type="string" calcext:value-type="string">
            <text:p>Añadir adjunto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/>
          <table:table-cell office:value-type="string" calcext:value-type="string">
            <text:p>Añadir imágenes por UR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/>
          <table:table-cell office:value-type="string" calcext:value-type="string">
            <text:p>Añadir videos por ID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8:35:55.7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28:40.257000000</meta:creation-date>
    <dc:date>2018-03-24T16:05:34.460000000</dc:date>
    <meta:editing-duration>PT3H26M38S</meta:editing-duration>
    <meta:editing-cycles>10</meta:editing-cycles>
    <meta:generator>LibreOffice/5.1.3.2$Windows_x86 LibreOffice_project/644e4637d1d8544fd9f56425bd6cec110e49301b</meta:generator>
    <meta:document-statistic meta:table-count="1" meta:cell-count="106" meta:object-count="0"/>
  </office:meta>
</office:document-meta>
</file>